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2cm" fo:padding-bottom="0.2cm" fo:padding-left="0.399cm" fo:padding-right="0.39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c55a11" draw:stroke-linejoin="miter" svg:stroke-linecap="butt" draw:fill="solid" draw:fill-color="#ffffff" draw:textarea-vertical-align="middle" draw:auto-grow-height="false" draw:fit-to-size="false" style:shrink-to-fit="false" fo:min-height="0cm" fo:min-width="0cm" fo:padding-top="0.2cm" fo:padding-bottom="0.2cm" fo:padding-left="0.399cm" fo:padding-right="0.39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Leer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.2999992370605pt" fo:letter-spacing="normal" fo:language="en" fo:country="GB" fo:font-style="normal" style:text-underline-style="none" fo:font-weight="normal" fo:background-color="transparent" style:font-size-asian="28.2999992370605pt" style:font-style-asian="normal" style:font-weight-asian="normal" style:font-size-complex="28.299999237060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62.7999992370606pt" fo:letter-spacing="normal" fo:language="de" fo:country="DE" fo:font-style="normal" style:text-underline-style="none" fo:font-weight="normal" fo:background-color="transparent" style:font-name-asian="CMU Sans Serif2" style:font-size-asian="62.7999992370606pt" style:font-style-asian="normal" style:font-weight-asian="normal" style:font-name-complex="CMU Sans Serif" style:font-size-complex="62.7999992370606pt" style:font-style-complex="normal" style:font-weight-complex="normal"/>
    </style:style>
    <style:style style:name="T3" style:family="text">
      <style:text-properties fo:font-variant="normal" fo:text-transform="none" fo:color="#a6a6a6" loext:opacity="100%" style:text-line-through-style="none" style:text-line-through-type="none" style:text-position="0% 100%" style:font-name="Calibri1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62.7999992370606pt" fo:letter-spacing="normal" fo:language="en" fo:country="GB" fo:font-style="normal" style:text-underline-style="none" fo:font-weight="normal" fo:background-color="transparent" style:font-size-asian="62.7999992370606pt" style:font-style-asian="normal" style:font-weight-asian="normal" style:font-size-complex="62.799999237060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47.0999984741211pt" fo:letter-spacing="normal" fo:language="de" fo:country="DE" fo:font-style="normal" style:text-underline-style="none" fo:font-weight="normal" fo:background-color="transparent" style:font-name-asian="CMU Sans Serif2" style:font-size-asian="47.0999984741211pt" style:font-style-asian="normal" style:font-weight-asian="normal" style:font-name-complex="CMU Sans Serif" style:font-size-complex="47.09999847412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62.7999992370606pt" fo:letter-spacing="normal" fo:language="en" fo:country="GB" fo:font-style="normal" style:text-underline-style="none" fo:font-weight="normal" fo:background-color="transparent" style:font-name-asian="CMU Sans Serif2" style:font-size-asian="62.7999992370606pt" style:font-style-asian="normal" style:font-weight-asian="normal" style:font-name-complex="CMU Sans Serif" style:font-size-complex="62.7999992370606pt" style:font-style-complex="normal" style:font-weight-complex="normal"/>
    </style:style>
    <style:style style:name="T7" style:family="text">
      <style:text-properties fo:font-variant="normal" fo:text-transform="none" fo:color="#a6a6a6" loext:opacity="100%" style:text-line-through-style="none" style:text-line-through-type="none" style:text-position="0% 100%" style:font-name="Calibri1" fo:font-size="22pt" fo:letter-spacing="normal" fo:language="en" fo:country="GB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g draw:name="Gruppieren 62">
          <draw:custom-shape draw:name="Rechteck 63" draw:style-name="gr1" draw:text-style-name="P2" draw:layer="layout" svg:width="3.99cm" svg:height="3.99cm" svg:x="29.529cm" svg:y="9.438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4" draw:style-name="gr2" draw:text-style-name="P4" draw:layer="layout" svg:width="1.909cm" svg:height="2.909cm" svg:x="30.423cm" svg:y="9.999cm">
            <text:p text:style-name="P3"><text:span text:style-name="T2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5" draw:style-name="gr3" draw:text-style-name="P6" draw:layer="layout" svg:width="2.425cm" svg:height="1.18cm" svg:x="31.274cm" svg:y="8.152cm">
            <text:p text:style-name="P5"><text:span text:style-name="T3">0x74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66" draw:style-name="gr4" draw:text-style-name="P2" draw:layer="layout" svg:width="3.99cm" svg:height="3.99cm" svg:x="22.791cm" svg:y="9.438cm">
            <text:p text:style-name="P1"><text:span text:style-name="T4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67" draw:style-name="gr5" draw:text-style-name="P4" draw:layer="layout" svg:width="1.811cm" svg:height="2.909cm" svg:x="23.861cm" svg:y="9.877cm">
            <text:p text:style-name="P3"><text:span text:style-name="T2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68" draw:style-name="gr6" draw:text-style-name="P7" draw:layer="layout" svg:width="2.746cm" svg:height="0.001cm" svg:x="26.782cm" svg:y="11.43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Textfeld 69" draw:style-name="gr7" draw:text-style-name="P4" draw:layer="layout" svg:width="22.588cm" svg:height="2.244cm" svg:x="23.608cm" svg:y="1.991cm">
          <text:p text:style-name="P3"><text:span text:style-name="T5"><text:s text:c="2"/></text:span><text:span text:style-name="T5">X &lt;- 1 <text:s text:c="16"/>x &lt;- 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0">
          <draw:custom-shape draw:name="Rechteck 71" draw:style-name="gr1" draw:text-style-name="P2" draw:layer="layout" svg:width="3.99cm" svg:height="3.99cm" svg:x="43.116cm" svg:y="5.668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72" draw:style-name="gr8" draw:text-style-name="P8" draw:layer="layout" svg:width="0.512cm" svg:height="2.942cm" svg:x="44.148cm" svg:y="6.226cm">
            <text:p text:style-name="P3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73" draw:style-name="gr4" draw:text-style-name="P2" draw:layer="layout" svg:width="3.99cm" svg:height="3.99cm" svg:x="36.354cm" svg:y="5.67cm">
            <text:p text:style-name="P1"><text:span text:style-name="T4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74" draw:style-name="gr9" draw:text-style-name="P4" draw:layer="layout" svg:width="1.811cm" svg:height="2.909cm" svg:x="37.425cm" svg:y="6.119cm">
            <text:p text:style-name="P3"><text:span text:style-name="T2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75" draw:style-name="gr6" draw:text-style-name="P7" draw:layer="layout" svg:width="2.769cm" svg:height="0.001cm" svg:x="40.345cm" svg:y="7.6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76" draw:style-name="gr10" draw:text-style-name="P6" draw:layer="layout" svg:width="2.425cm" svg:height="1.18cm" svg:x="44.861cm" svg:y="9.801cm">
            <text:p text:style-name="P5"><text:span text:style-name="T3">0x74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7" draw:style-name="gr1" draw:text-style-name="P2" draw:layer="layout" svg:width="3.99cm" svg:height="3.99cm" svg:x="43.116cm" svg:y="10.013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78" draw:style-name="gr11" draw:text-style-name="P4" draw:layer="layout" svg:width="1.909cm" svg:height="2.909cm" svg:x="44.232cm" svg:y="10.57cm">
            <text:p text:style-name="P3"><text:span text:style-name="T2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79" draw:style-name="gr12" draw:text-style-name="P6" draw:layer="layout" svg:width="2.425cm" svg:height="1.18cm" svg:x="44.861cm" svg:y="14.005cm">
            <text:p text:style-name="P5"><text:span text:style-name="T3">0x74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0" draw:style-name="gr13" draw:text-style-name="P6" draw:layer="layout" svg:width="2.785cm" svg:height="1.18cm" svg:x="44.681cm" svg:y="4.325cm">
            <text:p text:style-name="P5"><text:span text:style-name="T7">0x2a0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81" draw:style-name="gr14" draw:text-style-name="P4" draw:layer="layout" svg:width="4.152cm" svg:height="2.909cm" svg:x="43.075cm" svg:y="6.138cm">
          <text:p text:style-name="P3"><text:span text:style-name="T2">“</text:span><text:span text:style-name="T2">a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5pt" style:font-style-asian="normal" style:font-weight-asian="normal" style:font-name-complex="Lohit Devanagari" style:font-family-complex="'Lohit Devanagari'" style:font-family-generic-complex="system" style:font-pitch-complex="variable" style:font-size-complex="23.5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.7999992370605pt" fo:letter-spacing="normal" fo:font-style="normal" style:text-underline-style="none" fo:font-weight="normal" fo:background-color="transparent" style:font-size-asian="16.7999992370605pt" style:font-style-asian="normal" style:font-weight-asian="normal" style:font-size-complex="16.7999992370605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5.1000003814697pt" fo:letter-spacing="normal" fo:font-style="normal" style:text-underline-style="none" fo:font-weight="normal" fo:background-color="transparent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5.1000003814697pt" fo:letter-spacing="normal" fo:font-style="normal" style:text-underline-style="none" fo:font-weight="normal" fo:background-color="transparent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998cm" fo:page-height="15.99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9.27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.1000003814697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0.1000003814697pt" fo:letter-spacing="normal" fo:language="en" fo:country="GB" fo:font-style="normal" style:text-underline-style="none" fo:font-weight="normal" fo:background-color="transparent" style:font-size-asian="10.1000003814697pt" style:font-style-asian="normal" style:font-weight-asian="normal" style:font-size-complex="10.1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Leer" style:page-layout-name="PM1" draw:style-name="Mdp1">
      <draw:frame draw:name="Date Placeholder 1" presentation:style-name="Mpr1" draw:text-style-name="MP6" draw:layer="backgroundobjects" svg:width="15.299cm" svg:height="0.851cm" svg:x="4.675cm" svg:y="14.828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2" presentation:style-name="Mpr1" draw:text-style-name="MP6" draw:layer="backgroundobjects" svg:width="22.948cm" svg:height="0.851cm" svg:x="22.524cm" svg:y="14.828cm" presentation:class="footer" presentation:user-transformed="true">
        <draw:text-box>
          <text:p text:style-name="MP7"><presentation:footer/></text:p>
        </draw:text-box>
      </draw:frame>
      <draw:frame draw:name="Slide Number Placeholder 3" presentation:style-name="Mpr1" draw:text-style-name="MP6" draw:layer="backgroundobjects" svg:width="15.299cm" svg:height="0.851cm" svg:x="48.024cm" svg:y="14.82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Dirk Ostwald</meta:initial-creator>
    <dc:creator>Belinda Fleischmann</dc:creator>
    <meta:editing-cycles>10</meta:editing-cycles>
    <meta:creation-date>2021-04-11T11:23:04</meta:creation-date>
    <dc:date>2023-10-25T10:35:35.497192935</dc:date>
    <meta:editing-duration>PT42S</meta:editing-duration>
    <meta:generator>LibreOffice/7.3.7.2$Linux_X86_64 LibreOffice_project/30$Build-2</meta:generator>
    <meta:document-statistic meta:object-count="41"/>
    <meta:user-defined meta:name="AppVersion">16.0000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